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2"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the card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2"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rease size of card on how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1:13:58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1:13:58.79</dc:date>
    <meta:editing-duration>P1DT8H15S</meta:editing-duration>
    <meta:editing-cycles>253</meta:editing-cycles>
    <dc:creator>Anshul Vanawat</dc:creator>
    <meta:document-statistic meta:table-count="5" meta:cell-count="181" meta:object-count="0"/>
  </office:meta>
</office:document-meta>
</file>